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 style:list-style-name="L1">
      <style:text-properties style:font-name="Verdan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t Liste:</text:p>
      <text:list xml:id="list6454455046487662886" text:style-name="L1">
        <text:list-item>
          <text:p text:style-name="P2">Pflanzen</text:p>
        </text:list-item>
        <text:list-item>
          <text:p text:style-name="P2">Ranken</text:p>
        </text:list-item>
        <text:list-item>
          <text:p text:style-name="P2">Büsche</text:p>
        </text:list-item>
        <text:list-item>
          <text:p text:style-name="P2">Pfützen</text:p>
        </text:list-item>
        <text:list-item>
          <text:p text:style-name="P2">Blut !</text:p>
        </text:list-item>
        <text:list-item>
          <text:p text:style-name="P2">Körperteile</text:p>
        </text:list-item>
        <text:list-item>
          <text:p text:style-name="P2">Tisch</text:p>
        </text:list-item>
        <text:list-item>
          <text:p text:style-name="P2">Stuhl</text:p>
        </text:list-item>
        <text:list-item>
          <text:p text:style-name="P2">Bänke</text:p>
        </text:list-item>
        <text:list-item>
          <text:p text:style-name="P2">Fenster</text:p>
        </text:list-item>
        <text:list-item>
          <text:p text:style-name="P2">Schaufenster</text:p>
        </text:list-item>
        <text:list-item>
          <text:p text:style-name="P2">Mülleimer</text:p>
        </text:list-item>
        <text:list-item>
          <text:p text:style-name="P2">Kleiderpuppen</text:p>
        </text:list-item>
        <text:list-item>
          <text:p text:style-name="P2">Leuchtreklamen</text:p>
        </text:list-item>
        <text:list-item>
          <text:p text:style-name="P2">Kleiderstände</text:p>
        </text:list-item>
        <text:list-item>
          <text:p text:style-name="P2">Theke</text:p>
        </text:list-item>
        <text:list-item>
          <text:p text:style-name="P2">Türen</text:p>
        </text:list-item>
        <text:list-item>
          <text:p text:style-name="P2">Wände</text:p>
          <text:list>
            <text:list-item>
              <text:p text:style-name="P2">Poster</text:p>
            </text:list-item>
            <text:list-item>
              <text:p text:style-name="P2">Kaputt</text:p>
            </text:list-item>
            <text:list-item>
              <text:p text:style-name="P2">Graffiti</text:p>
            </text:list-item>
            <text:list-item>
              <text:p text:style-name="P2">Lampen</text:p>
            </text:list-item>
          </text:list>
        </text:list-item>
        <text:list-item>
          <text:p text:style-name="P2">Lampen</text:p>
        </text:list-item>
        <text:list-item>
          <text:p text:style-name="P2">Topfblumen</text:p>
        </text:list-item>
        <text:list-item>
          <text:p text:style-name="P2">Computer</text:p>
        </text:list-item>
        <text:list-item>
          <text:p text:style-name="P2">Terminals</text:p>
        </text:list-item>
        <text:list-item>
          <text:p text:style-name="P2">Toilette</text:p>
        </text:list-item>
        <text:list-item>
          <text:p text:style-name="P2">Waschbecken</text:p>
        </text:list-item>
        <text:list-item>
          <text:p text:style-name="P2">Kartons</text:p>
        </text:list-item>
        <text:list-item>
          <text:p text:style-name="P2">Kisten</text:p>
        </text:list-item>
        <text:list-item>
          <text:p text:style-name="P2">Lebensmittel</text:p>
        </text:list-item>
        <text:list-item>
          <text:p text:style-name="P2">Obststand</text:p>
        </text:list-item>
        <text:list-item>
          <text:p text:style-name="P2">Gemüsestand</text:p>
        </text:list-item>
        <text:list-item>
          <text:p text:style-name="P2">Treppen</text:p>
        </text:list-item>
        <text:list-item>
          <text:p text:style-name="P2">Fahrstühle</text:p>
        </text:list-item>
        <text:list-item>
          <text:p text:style-name="P2">Bett</text:p>
        </text:list-item>
        <text:list-item>
          <text:p text:style-name="P2">Shrank</text:p>
        </text:list-item>
        <text:list-item>
          <text:p text:style-name="P2">Regale</text:p>
        </text:list-item>
        <text:list-item>
          <text:p text:style-name="P2">Schreibtisch</text:p>
        </text:list-item>
        <text:list-item>
          <text:p text:style-name="P2">Sessel</text:p>
        </text:list-item>
        <text:list-item>
          <text:p text:style-name="P2">Couch</text:p>
        </text:list-item>
        <text:list-item>
          <text:p text:style-name="P2">Küchenzeile</text:p>
        </text:list-item>
        <text:list-item>
          <text:p text:style-name="P2">Lautsprecher</text:p>
        </text:list-item>
        <text:list-item>
          <text:p text:style-name="P2">Imbissstand</text:p>
        </text:list-item>
        <text:list-item>
          <text:p text:style-name="P2">Wasserspender</text:p>
        </text:list-item>
        <text:list-item>
          <text:p text:style-name="P2">Hydranten</text:p>
        </text:list-item>
        <text:list-item>
          <text:p text:style-name="P2">Straßenschild <text:s/></text:p>
        </text:list-item>
        <text:list-item>
          <text:p text:style-name="P2"><text:soft-page-break/>Getränkeautomat</text:p>
        </text:list-item>
        <text:list-item>
          <text:p text:style-name="P2">Fahrzeuge</text:p>
        </text:list-item>
        <text:list-item>
          <text:p text:style-name="P2">Fässer</text:p>
        </text:list-item>
        <text:list-item>
          <text:p text:style-name="P2">Schott / Tor</text:p>
        </text:list-item>
        <text:list-item>
          <text:p text:style-name="P2">Nachttisch</text:p>
        </text:list-item>
      </text:list>
      <text:p text:style-name="P1"/>
      <text:p text:style-name="P1">Böden:</text:p>
      <text:list xml:id="list40216647" text:continue-numbering="true" text:style-name="L1">
        <text:list-header>
          <text:p text:style-name="P2"/>
        </text:list-header>
        <text:list-item>
          <text:p text:style-name="P2">Erde</text:p>
        </text:list-item>
        <text:list-item>
          <text:p text:style-name="P2">Metallboden</text:p>
        </text:list-item>
        <text:list-item>
          <text:p text:style-name="P2">Gras</text:p>
        </text:list-item>
        <text:list-item>
          <text:p text:style-name="P2">Holzboden</text:p>
        </text:list-item>
        <text:list-item>
          <text:p text:style-name="P2">Litter (Zeitungen, Müll)</text:p>
        </text:list-item>
        <text:list-item>
          <text:p text:style-name="P2">Straße</text:p>
        </text:list-item>
        <text:list-item>
          <text:p text:style-name="P2">Bürgersteig</text:p>
        </text:list-item>
        <text:list-item>
          <text:p text:style-name="P2">Kacheln</text:p>
        </text:list-item>
        <text:list-item>
          <text:p text:style-name="P2">Platten</text:p>
        </text:list-item>
        <text:list-item>
          <text:p text:style-name="P2">Gullideck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9:10:36.88</meta:creation-date>
    <dc:date>2013-06-21T20:07:17.65</dc:date>
    <meta:editing-duration>PT41M29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2" meta:paragraph-count="64" meta:word-count="132" meta:character-count="618"/>
  </office:meta>
</office:document-meta>
</file>